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99in"/>
    </style:style>
    <style:style style:name="co2" style:family="table-column">
      <style:table-column-properties fo:break-before="auto" style:column-width="13.0752in"/>
    </style:style>
    <style:style style:name="co3" style:family="table-column">
      <style:table-column-properties fo:break-before="auto" style:column-width="2.9228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column table:style-name="co5" table:number-columns-repeated="960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7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7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9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1021"/>
        </table:table-row>
        <table:table-row table:style-name="ro1" table:number-rows-repeated="10480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2:16:53.572588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1-18T22:52:24.372888864</dc:date>
    <meta:generator>LibreOffice/7.0.3.1$Linux_X86_64 LibreOffice_project/00$Build-1</meta:generator>
    <meta:editing-duration>PT14H30M37S</meta:editing-duration>
    <meta:editing-cycles>7</meta:editing-cycles>
    <meta:document-statistic meta:table-count="1" meta:cell-count="13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